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74H37M44.324051S" calcext:value-type="time">
            <text:p>1074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3H28M15.433S" calcext:value-type="time">
            <text:p>03:28</text:p>
          </table:table-cell>
          <table:table-cell table:style-name="ce3"/>
          <table:table-cell office:value-type="string" calcext:value-type="string">
            <text:p>Lock sprite-based combination indicator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9H30M11.71S" calcext:value-type="time">
            <text:p>19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08:08:10.3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0T11:06:53.607000000</dc:date>
    <meta:editing-duration>P47DT4H4M23S</meta:editing-duration>
    <meta:editing-cycles>1249</meta:editing-cycles>
    <meta:generator>LibreOffice/7.2.6.2$Windows_X86_64 LibreOffice_project/b0ec3a565991f7569a5a7f5d24fed7f52653d754</meta:generator>
    <meta:document-statistic meta:table-count="2" meta:cell-count="1564" meta:object-count="0"/>
  </office:meta>
</office:document-meta>
</file>